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name="P56" style:parent-style-name="ListParagraph" style:list-style-name="LFO1" style:family="paragraph"/>
    <style:style style:name="P57" style:parent-style-name="ListParagraph" style:list-style-name="LFO1" style:family="paragraph"/>
  </office:automatic-styles>
  <office:body>
    <office:text text:use-soft-page-breaks="true">
      <text:h text:style-name="P1" text:outline-level="1">Marking for Problem Solving (QHO305) Assessment Problem Solving - Portfolio 1 (100%)<text:s/>FOR<text:s/><text:s/>Chathurika <text:s/>AND<text:s/>Iftikhar- 24/25</text:h>
      <text:p text:style-name="Normal"/>
      <text:list text:style-name="LFO1" text:continue-numbering="true">
        <text:list-item>
          <text:p text:style-name="P2">102647763</text:p>
        </text:list-item>
        <text:list-item>
          <text:p text:style-name="P3">102647154</text:p>
        </text:list-item>
        <text:list-item>
          <text:p text:style-name="P4">102646607</text:p>
        </text:list-item>
        <text:list-item>
          <text:p text:style-name="P5">102646515</text:p>
        </text:list-item>
        <text:list-item>
          <text:p text:style-name="P6">102647291</text:p>
        </text:list-item>
        <text:list-item>
          <text:p text:style-name="P7">102647316</text:p>
        </text:list-item>
        <text:list-item>
          <text:p text:style-name="P8">102646320</text:p>
        </text:list-item>
        <text:list-item>
          <text:p text:style-name="P9">102646559</text:p>
        </text:list-item>
        <text:list-item>
          <text:p text:style-name="P10">102647062</text:p>
        </text:list-item>
        <text:list-item>
          <text:p text:style-name="P11">102648014</text:p>
        </text:list-item>
        <text:list-item>
          <text:p text:style-name="P12">102648852</text:p>
        </text:list-item>
        <text:list-item>
          <text:p text:style-name="P13">102647659</text:p>
        </text:list-item>
        <text:list-item>
          <text:p text:style-name="P14">102648966</text:p>
        </text:list-item>
        <text:list-item>
          <text:p text:style-name="P15">102647671</text:p>
        </text:list-item>
        <text:list-item>
          <text:p text:style-name="P16">102646722</text:p>
        </text:list-item>
        <text:list-item>
          <text:p text:style-name="P17">102646906</text:p>
        </text:list-item>
        <text:list-item>
          <text:p text:style-name="P18">102647464</text:p>
        </text:list-item>
        <text:list-item>
          <text:p text:style-name="P19">102647486</text:p>
        </text:list-item>
        <text:list-item>
          <text:p text:style-name="P20">102648955</text:p>
        </text:list-item>
        <text:list-item>
          <text:p text:style-name="P21">102647936</text:p>
        </text:list-item>
        <text:list-item>
          <text:p text:style-name="P22">102646582</text:p>
        </text:list-item>
        <text:list-item>
          <text:p text:style-name="P23">102647981</text:p>
        </text:list-item>
        <text:list-item>
          <text:p text:style-name="P24">102646755</text:p>
        </text:list-item>
        <text:list-item>
          <text:p text:style-name="P25">102647420</text:p>
        </text:list-item>
        <text:list-item>
          <text:p text:style-name="P26">102646629</text:p>
        </text:list-item>
        <text:list-item>
          <text:p text:style-name="P27">102646869</text:p>
        </text:list-item>
        <text:list-item>
          <text:p text:style-name="P28">102647752</text:p>
        </text:list-item>
        <text:list-item>
          <text:p text:style-name="P29">102648829</text:p>
        </text:list-item>
        <text:list-item>
          <text:p text:style-name="P30">102646951</text:p>
        </text:list-item>
        <text:list-item>
          <text:p text:style-name="P31">102648900</text:p>
        </text:list-item>
        <text:list-item>
          <text:p text:style-name="P32">102647512</text:p>
        </text:list-item>
        <text:list-item>
          <text:p text:style-name="P33">102647822</text:p>
        </text:list-item>
        <text:list-item>
          <text:p text:style-name="P34">102647475</text:p>
        </text:list-item>
      </text:list>
      <text:p text:style-name="ListParagraph"/>
      <text:h text:style-name="Heading1" text:outline-level="1">Marking for Object Oriented Design and Development (QHO543) - <text:s/>Assessment- 24/25</text:h>
      <text:p text:style-name="Normal"/>
      <text:list text:style-name="LFO1" text:continue-numbering="true">
        <text:list-item>
          <text:p text:style-name="P35">01638541</text:p>
        </text:list-item>
        <text:list-item>
          <text:p text:style-name="P36">102169667</text:p>
        </text:list-item>
        <text:list-item>
          <text:p text:style-name="P37">01638572</text:p>
        </text:list-item>
        <text:list-item>
          <text:p text:style-name="P38">01647954</text:p>
        </text:list-item>
        <text:list-item>
          <text:p text:style-name="P39">01638546</text:p>
        </text:list-item>
        <text:list-item>
          <text:p text:style-name="P40">01638551</text:p>
        </text:list-item>
        <text:list-item>
          <text:p text:style-name="P41">01638595</text:p>
        </text:list-item>
        <text:list-item>
          <text:p text:style-name="P42">102169623</text:p>
        </text:list-item>
      </text:list>
      <text:p text:style-name="Normal"/>
      <text:h text:style-name="Heading1" text:outline-level="1">Internal Moderation <text:s/>for Foundation Mathematics (QH0328) – AE1 – 24/25:<text:line-break/></text:h>
      <text:p text:style-name="Normal"/>
      <text:list text:style-name="LFO1" text:continue-numbering="true">
        <text:list-item>
          <text:p text:style-name="P43">103086356</text:p>
        </text:list-item>
        <text:list-item>
          <text:p text:style-name="P44">103085706</text:p>
        </text:list-item>
        <text:list-item>
          <text:p text:style-name="P45">103093387</text:p>
        </text:list-item>
        <text:list-item>
          <text:p text:style-name="P46">103085647</text:p>
        </text:list-item>
        <text:list-item>
          <text:p text:style-name="P47">103086231</text:p>
        </text:list-item>
        <text:list-item>
          <text:p text:style-name="P48">103085717</text:p>
        </text:list-item>
        <text:list-item>
          <text:p text:style-name="P49">103086079</text:p>
        </text:list-item>
        <text:list-item>
          <text:p text:style-name="P50">103086150</text:p>
        </text:list-item>
        <text:list-item>
          <text:p text:style-name="P51">103084673</text:p>
        </text:list-item>
        <text:list-item>
          <text:p text:style-name="P52">103086046</text:p>
        </text:list-item>
        <text:list-item>
          <text:p text:style-name="P53">103085142</text:p>
        </text:list-item>
        <text:list-item>
          <text:p text:style-name="P54">103086138</text:p>
        </text:list-item>
        <text:list-item>
          <text:p text:style-name="P55">103086161</text:p>
        </text:list-item>
        <text:list-item>
          <text:p text:style-name="P56">103084983</text:p>
        </text:list-item>
        <text:list-item>
          <text:p text:style-name="P57">103084961<text:line-break/></text:p>
        </text:list-item>
      </text:list>
      <text:h text:style-name="Heading1" text:outline-level="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richukwu Oguzie (Research Student)</meta:initial-creator>
    <dc:creator>Dirichukwu Oguzie (Research Student)</dc:creator>
    <meta:creation-date>2025-07-28T10:32:00Z</meta:creation-date>
    <dc:date>2025-07-28T10:32:00Z</dc:date>
    <meta:template xlink:href="Normal" xlink:type="simple"/>
    <meta:editing-cycles>2</meta:editing-cycles>
    <meta:editing-duration>PT60S</meta:editing-duration>
    <meta:document-statistic meta:page-count="3" meta:paragraph-count="1" meta:word-count="125" meta:character-count="837" meta:row-count="5" meta:non-whitespace-character-count="713"/>
  </office:meta>
</office:document-meta>
</file>